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color="#c9211e" fo:font-size="15pt" officeooo:rsid="00183737" officeooo:paragraph-rsid="00183737" style:font-size-asian="15pt" style:font-size-complex="15pt"/>
    </style:style>
    <style:style style:name="P2" style:family="paragraph" style:parent-style-name="Heading_20_3">
      <style:text-properties officeooo:paragraph-rsid="0018b2ec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9">
      <style:text-properties fo:font-size="10pt" style:font-size-asian="10pt" style:font-size-complex="10pt"/>
    </style:style>
    <style:style style:name="P6" style:family="paragraph" style:parent-style-name="Text_20_body" style:list-style-name="L1">
      <style:text-properties fo:font-size="11.3000001907349pt" style:font-size-asian="11.3000001907349pt" style:font-size-complex="11.3000001907349pt"/>
    </style:style>
    <style:style style:name="P7" style:family="paragraph" style:parent-style-name="Text_20_body" style:list-style-name="L2">
      <style:text-properties fo:font-size="11.3000001907349pt" style:font-size-asian="11.3000001907349pt" style:font-size-complex="11.3000001907349pt"/>
    </style:style>
    <style:style style:name="P8" style:family="paragraph" style:parent-style-name="Text_20_body" style:list-style-name="L3">
      <style:text-properties fo:font-size="11.3000001907349pt" style:font-size-asian="11.3000001907349pt" style:font-size-complex="11.3000001907349pt"/>
    </style:style>
    <style:style style:name="P9" style:family="paragraph" style:parent-style-name="Text_20_body" style:list-style-name="L4">
      <style:text-properties fo:font-size="11.3000001907349pt" style:font-size-asian="11.3000001907349pt" style:font-size-complex="11.3000001907349pt"/>
    </style:style>
    <style:style style:name="P10" style:family="paragraph" style:parent-style-name="Text_20_body" style:list-style-name="L5">
      <style:text-properties fo:font-size="11.3000001907349pt" style:font-size-asian="11.3000001907349pt" style:font-size-complex="11.3000001907349pt"/>
    </style:style>
    <style:style style:name="P11" style:family="paragraph" style:parent-style-name="Text_20_body" style:list-style-name="L6">
      <style:text-properties fo:font-size="11.3000001907349pt" style:font-size-asian="11.3000001907349pt" style:font-size-complex="11.3000001907349pt"/>
    </style:style>
    <style:style style:name="P12" style:family="paragraph" style:parent-style-name="Text_20_body" style:list-style-name="L7">
      <style:text-properties fo:font-size="11.3000001907349pt" style:font-size-asian="11.3000001907349pt" style:font-size-complex="11.3000001907349pt"/>
    </style:style>
    <style:style style:name="P13" style:family="paragraph" style:parent-style-name="Text_20_body" style:list-style-name="L8">
      <style:text-properties fo:font-size="11.3000001907349pt" style:font-size-asian="11.3000001907349pt" style:font-size-complex="11.3000001907349pt"/>
    </style:style>
    <style:style style:name="P14" style:family="paragraph" style:parent-style-name="Text_20_body" style:list-style-name="L10">
      <style:text-properties fo:font-size="11.3000001907349pt" style:font-size-asian="11.3000001907349pt" style:font-size-complex="11.300000190734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8b2ec" style:font-size-asian="11pt" style:font-size-complex="11pt"/>
    </style:style>
    <style:style style:name="T4" style:family="text">
      <style:text-properties fo:font-size="11pt" fo:font-weight="bold" officeooo:rsid="0018b2ec" style:font-size-asian="11pt" style:font-weight-asian="bold" style:font-size-complex="11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8b2ec" style:font-size-asian="10pt" style:font-size-complex="10pt"/>
    </style:style>
    <style:style style:name="T7" style:family="text">
      <style:text-properties fo:font-size="10pt" fo:font-weight="bold" officeooo:rsid="0018b2ec" style:font-size-asian="10pt" style:font-weight-asian="bold" style:font-size-complex="10pt" style:font-weight-complex="bold"/>
    </style:style>
    <style:style style:name="T8" style:family="text">
      <style:text-properties officeooo:rsid="0018b2ec"/>
    </style:style>
    <style:style style:name="T9" style:family="text">
      <style:text-properties fo:font-weight="bold" officeooo:rsid="0018b2ec" style:font-weight-asian="bold" style:font-weight-complex="bold"/>
    </style:style>
    <style:style style:name="T10" style:family="text">
      <style:text-properties fo:font-size="11.5pt" style:font-size-asian="11.5pt" style:font-size-complex="11.5pt"/>
    </style:style>
    <style:style style:name="T11" style:family="text">
      <style:text-properties fo:font-size="11.5pt" officeooo:rsid="0018b2ec" style:font-size-asian="11.5pt" style:font-size-complex="11.5pt"/>
    </style:style>
    <style:style style:name="T12" style:family="text">
      <style:text-properties fo:font-size="11.5pt" fo:font-weight="bold" officeooo:rsid="0018b2ec" style:font-size-asian="11.5pt" style:font-weight-asian="bold" style:font-size-complex="11.5pt" style:font-weight-complex="bold"/>
    </style:style>
    <style:style style:name="T13" style:family="text">
      <style:text-properties fo:font-size="11.3000001907349pt" style:font-size-asian="11.3000001907349pt" style:font-size-complex="11.3000001907349pt"/>
    </style:style>
    <style:style style:name="T14" style:family="text">
      <style:text-properties fo:font-size="11.3000001907349pt" officeooo:rsid="0018b2ec" style:font-size-asian="11.3000001907349pt" style:font-size-complex="11.3000001907349pt"/>
    </style:style>
    <style:style style:name="T15" style:family="text">
      <style:text-properties fo:font-size="11.3000001907349pt" fo:font-weight="bold" officeooo:rsid="0018b2ec" style:font-size-asian="11.3000001907349pt" style:font-weight-asian="bold" style:font-size-complex="11.3000001907349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arget Features List</text:h>
      <text:h text:style-name="Heading_20_3" text:outline-level="3"><text:span text:style-name="T13">1. </text:span><text:span text:style-name="Strong_20_Emphasis"><text:span text:style-name="T13">Real-Time Monitoring and Plotting</text:span></text:span></text:h>
      <text:list xml:id="list3255145026" text:style-name="L1">
        <text:list-item>
          <text:p text:style-name="P3"><text:span text:style-name="T13">Use </text:span><text:span text:style-name="Strong_20_Emphasis"><text:span text:style-name="T13">PyQtGraph</text:span></text:span><text:span text:style-name="T13"> (or matplotlib) to plot voltage/current over time for each channel.</text:span></text:p>
        </text:list-item>
        <text:list-item>
          <text:p text:style-name="P6">Show real-time readbacks from the instrument (query the device periodically).</text:p>
        </text:list-item>
        <text:list-item>
          <text:p text:style-name="P6">Display channel status indicators (Output ON/OFF, error states).</text:p>
        </text:list-item>
      </text:list>
      <text:h text:style-name="Heading_20_3" text:outline-level="3"><text:span text:style-name="T13">2. </text:span><text:span text:style-name="Strong_20_Emphasis"><text:span text:style-name="T13">Save/Load Profiles</text:span></text:span></text:h>
      <text:list xml:id="list2180546511" text:style-name="L2">
        <text:list-item>
          <text:p text:style-name="P4"><text:span text:style-name="T13">Allow users to </text:span><text:span text:style-name="Strong_20_Emphasis"><text:span text:style-name="T13">save</text:span></text:span><text:span text:style-name="T13"> voltage/current settings as profiles and </text:span><text:span text:style-name="Strong_20_Emphasis"><text:span text:style-name="T13">load</text:span></text:span><text:span text:style-name="T13"> them later. </text:span><text:span text:style-name="T14">like </text:span><text:span text:style-name="T15">JSON</text:span><text:span text:style-name="T13">.</text:span></text:p>
        </text:list-item>
        <text:list-item>
          <text:p text:style-name="P7">Implement buttons in the GUI for quick preset recalls.</text:p>
        </text:list-item>
      </text:list>
      <text:h text:style-name="Heading_20_3" text:outline-level="3"><text:span text:style-name="T13">3. </text:span><text:span text:style-name="Strong_20_Emphasis"><text:span text:style-name="T13">Safety and Alerts</text:span></text:span></text:h>
      <text:list xml:id="list3572867209" text:style-name="L3">
        <text:list-item>
          <text:p text:style-name="P8">Add software-level safety checks (e.g., max power or current limits).</text:p>
        </text:list-item>
        <text:list-item>
          <text:p text:style-name="P8">Display warnings or prevent setting dangerous combinations.</text:p>
        </text:list-item>
        <text:list-item>
          <text:p text:style-name="P8">Add an emergency stop button that instantly turns OFF all outputs.</text:p>
        </text:list-item>
      </text:list>
      <text:h text:style-name="Heading_20_3" text:outline-level="3"><text:span text:style-name="T13">4. </text:span><text:span text:style-name="Strong_20_Emphasis"><text:span text:style-name="T13">Channel Grouping &amp; Bulk Operations</text:span></text:span></text:h>
      <text:list xml:id="list850040435" text:style-name="L4">
        <text:list-item>
          <text:p text:style-name="P9">Control multiple channels simultaneously (e.g., set same voltage on all channels).</text:p>
        </text:list-item>
        <text:list-item>
          <text:p text:style-name="P9">Enable/disable channels in groups.</text:p>
        </text:list-item>
        <text:list-item>
          <text:p text:style-name="P9">Sync channels for complex test setups.</text:p>
        </text:list-item>
      </text:list>
      <text:h text:style-name="Heading_20_3" text:outline-level="3"><text:span text:style-name="T13">5. </text:span><text:span text:style-name="Strong_20_Emphasis"><text:span text:style-name="T13">Logging</text:span></text:span></text:h>
      <text:list xml:id="list991857626" text:style-name="L5">
        <text:list-item>
          <text:p text:style-name="P10">Keep a log of all commands sent and values set, with timestamps.</text:p>
        </text:list-item>
        <text:list-item>
          <text:p text:style-name="P10">Save the logs to a file for post-test analysis.</text:p>
        </text:list-item>
      </text:list>
      <text:h text:style-name="Heading_20_3" text:outline-level="3"><text:span text:style-name="T13">6. </text:span><text:span text:style-name="Strong_20_Emphasis"><text:span text:style-name="T13">Enhanced UI</text:span></text:span></text:h>
      <text:list xml:id="list1176440582" text:style-name="L6">
        <text:list-item>
          <text:p text:style-name="P11">Add sliders for voltage and current to allow fine control without typing.</text:p>
        </text:list-item>
        <text:list-item>
          <text:p text:style-name="P11">Use dropdowns for channel selection.</text:p>
        </text:list-item>
        <text:list-item>
          <text:p text:style-name="P11">Display device ID, firmware version, connection status.</text:p>
        </text:list-item>
      </text:list>
      <text:h text:style-name="Heading_20_3" text:outline-level="3"><text:span text:style-name="T13">7. </text:span><text:span text:style-name="Strong_20_Emphasis"><text:span text:style-name="T13">Device Auto-Discovery &amp; Status</text:span></text:span></text:h>
      <text:list xml:id="list771832720" text:style-name="L7">
        <text:list-item>
          <text:p text:style-name="P12">Detect device connection/disconnection dynamically.</text:p>
        </text:list-item>
        <text:list-item>
          <text:p text:style-name="P12">Show device health, errors, or warnings if supported by your power supply.</text:p>
        </text:list-item>
      </text:list>
      <text:h text:style-name="Heading_20_3" text:outline-level="3"><text:span text:style-name="T13">8. </text:span><text:span text:style-name="Strong_20_Emphasis"><text:span text:style-name="T13">Support for Other Instruments</text:span></text:span></text:h>
      <text:list xml:id="list3712636212" text:style-name="L8">
        <text:list-item>
          <text:p text:style-name="P13">Add support for other Rohde &amp; Schwarz devices or other power supplies.</text:p>
        </text:list-item>
        <text:list-item>
          <text:p text:style-name="P13">Create a modular interface for easy extension.</text:p>
        </text:list-item>
      </text:list>
      <text:h text:style-name="P2" text:outline-level="3"><text:span text:style-name="T14">9</text:span><text:span text:style-name="T13">. </text:span><text:span text:style-name="Strong_20_Emphasis"><text:span text:style-name="T13">Automated Test Scripts</text:span></text:span></text:h>
      <text:list xml:id="list2525465420" text:style-name="L10">
        <text:list-item>
          <text:p text:style-name="P14">Create a scripting interface or macros so users can automate sequences of voltage/current chang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2T10:56:22.023115504</meta:creation-date>
    <dc:date>2025-05-22T14:01:07.322451529</dc:date>
    <meta:editing-duration>PT9M21S</meta:editing-duration>
    <meta:editing-cycles>2</meta:editing-cycles>
    <meta:generator>LibreOffice/6.4.7.2$Linux_X86_64 LibreOffice_project/40$Build-2</meta:generator>
    <meta:print-date>2025-05-22T14:00:42.250629517</meta:print-date>
    <meta:document-statistic meta:table-count="0" meta:image-count="0" meta:object-count="0" meta:page-count="1" meta:paragraph-count="31" meta:word-count="257" meta:character-count="1595" meta:non-whitespace-character-count="1390"/>
  </office:meta>
</office:document-meta>
</file>